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35pt"/>
    </style:style>
    <style:style style:name="co2" style:family="table-column">
      <style:table-column-properties fo:break-before="auto" style:column-width="33.85pt"/>
    </style:style>
    <style:style style:name="co3" style:family="table-column">
      <style:table-column-properties fo:break-before="auto" style:column-width="86.3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verseLookup" table:style-name="ta1">
        <table:shapes>
          <draw:frame draw:z-index="0" draw:style-name="gr1" draw:text-style-name="P1" svg:width="635.07pt" svg:height="365.33pt" svg:x="215.35pt" svg:y="13.41pt">
            <draw:object draw:notify-on-update-of-ranges="reverseLookup.B1:reverseLookup.B1 reverseLookup.B2:reverseLookup.B257 reverseLookup.C1:reverseLookup.C1 reverseLookup.C2:reverseLookup.C25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<text:s/>Light</text:p>
          </table:table-cell>
          <table:table-cell office:value-type="string" calcext:value-type="string">
            <text:p><text:s/>ReverseMapping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Chris Par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Lab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6" calcext:value-type="float">
            <text:p>326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1" calcext:value-type="float">
            <text:p>341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8" calcext:value-type="float">
            <text:p>35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2" calcext:value-type="float">
            <text:p>372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5" calcext:value-type="float">
            <text:p>385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9" calcext:value-type="float">
            <text:p>409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0" calcext:value-type="float">
            <text:p>420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0" calcext:value-type="float">
            <text:p>430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0" calcext:value-type="float">
            <text:p>440</text:p>
          </table:table-cell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9" calcext:value-type="float">
            <text:p>449</text:p>
          </table:table-cell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8" calcext:value-type="float">
            <text:p>458</text:p>
          </table:table-cell>
          <table:table-cell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6" calcext:value-type="float">
            <text:p>466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3" calcext:value-type="float">
            <text:p>483</text:p>
          </table:table-cell>
          <table:table-cell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0" calcext:value-type="float">
            <text:p>490</text:p>
          </table:table-cell>
          <table:table-cell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7" calcext:value-type="float">
            <text:p>497</text:p>
          </table:table-cell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4" calcext:value-type="float">
            <text:p>504</text:p>
          </table:table-cell>
          <table:table-cell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0" calcext:value-type="float">
            <text:p>510</text:p>
          </table:table-cell>
          <table:table-cell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6" calcext:value-type="float">
            <text:p>516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22" calcext:value-type="float">
            <text:p>522</text:p>
          </table:table-cell>
          <table:table-cell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28" calcext:value-type="float">
            <text:p>528</text:p>
          </table:table-cell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33" calcext:value-type="float">
            <text:p>533</text:p>
          </table:table-cell>
          <table:table-cell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39" calcext:value-type="float">
            <text:p>539</text:p>
          </table:table-cell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4" calcext:value-type="float">
            <text:p>544</text:p>
          </table:table-cell>
          <table:table-cell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9" calcext:value-type="float">
            <text:p>549</text:p>
          </table:table-cell>
          <table:table-cell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54" calcext:value-type="float">
            <text:p>554</text:p>
          </table:table-cell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9" calcext:value-type="float">
            <text:p>559</text:p>
          </table:table-cell>
          <table:table-cell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64" calcext:value-type="float">
            <text:p>564</text:p>
          </table:table-cell>
          <table:table-cell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68" calcext:value-type="float">
            <text:p>568</text:p>
          </table:table-cell>
          <table:table-cell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72" calcext:value-type="float">
            <text:p>572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6" calcext:value-type="float">
            <text:p>576</text:p>
          </table:table-cell>
          <table:table-cell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80" calcext:value-type="float">
            <text:p>580</text:p>
          </table:table-cell>
          <table:table-cell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84" calcext:value-type="float">
            <text:p>584</text:p>
          </table:table-cell>
          <table:table-cell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88" calcext:value-type="float">
            <text:p>588</text:p>
          </table:table-cell>
          <table:table-cell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91" calcext:value-type="float">
            <text:p>591</text:p>
          </table:table-cell>
          <table:table-cell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95" calcext:value-type="float">
            <text:p>595</text:p>
          </table:table-cell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98" calcext:value-type="float">
            <text:p>598</text:p>
          </table:table-cell>
          <table:table-cell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1" calcext:value-type="float">
            <text:p>601</text:p>
          </table:table-cell>
          <table:table-cell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5" calcext:value-type="float">
            <text:p>605</text:p>
          </table:table-cell>
          <table:table-cell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8" calcext:value-type="float">
            <text:p>608</text:p>
          </table:table-cell>
          <table:table-cell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11" calcext:value-type="float">
            <text:p>611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13" calcext:value-type="float">
            <text:p>613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6" calcext:value-type="float">
            <text:p>616</text:p>
          </table:table-cell>
          <table:table-cell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22" calcext:value-type="float">
            <text:p>622</text:p>
          </table:table-cell>
          <table:table-cell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24" calcext:value-type="float">
            <text:p>624</text:p>
          </table:table-cell>
          <table:table-cell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27" calcext:value-type="float">
            <text:p>627</text:p>
          </table:table-cell>
          <table:table-cell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29" calcext:value-type="float">
            <text:p>629</text:p>
          </table:table-cell>
          <table:table-cell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2" calcext:value-type="float">
            <text:p>632</text:p>
          </table:table-cell>
          <table:table-cell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4" calcext:value-type="float">
            <text:p>634</text:p>
          </table:table-cell>
          <table:table-cell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6" calcext:value-type="float">
            <text:p>636</text:p>
          </table:table-cell>
          <table:table-cell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9" calcext:value-type="float">
            <text:p>639</text:p>
          </table:table-cell>
          <table:table-cell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41" calcext:value-type="float">
            <text:p>641</text:p>
          </table:table-cell>
          <table:table-cell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3" calcext:value-type="float">
            <text:p>643</text:p>
          </table:table-cell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5" calcext:value-type="float">
            <text:p>645</text:p>
          </table:table-cell>
          <table:table-cell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7" calcext:value-type="float">
            <text:p>647</text:p>
          </table:table-cell>
          <table:table-cell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9" calcext:value-type="float">
            <text:p>649</text:p>
          </table:table-cell>
          <table:table-cell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55" calcext:value-type="float">
            <text:p>655</text:p>
          </table:table-cell>
          <table:table-cell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57" calcext:value-type="float">
            <text:p>657</text:p>
          </table:table-cell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62" calcext:value-type="float">
            <text:p>662</text:p>
          </table:table-cell>
          <table:table-cell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64" calcext:value-type="float">
            <text:p>664</text:p>
          </table:table-cell>
          <table:table-cell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66" calcext:value-type="float">
            <text:p>666</text:p>
          </table:table-cell>
          <table:table-cell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67" calcext:value-type="float">
            <text:p>667</text:p>
          </table:table-cell>
          <table:table-cell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69" calcext:value-type="float">
            <text:p>669</text:p>
          </table:table-cell>
          <table:table-cell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71" calcext:value-type="float">
            <text:p>671</text:p>
          </table:table-cell>
          <table:table-cell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73" calcext:value-type="float">
            <text:p>673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74" calcext:value-type="float">
            <text:p>674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75" calcext:value-type="float">
            <text:p>675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77" calcext:value-type="float">
            <text:p>677</text:p>
          </table:table-cell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79" calcext:value-type="float">
            <text:p>679</text:p>
          </table:table-cell>
          <table:table-cell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80" calcext:value-type="float">
            <text:p>680</text:p>
          </table:table-cell>
          <table:table-cell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81" calcext:value-type="float">
            <text:p>681</text:p>
          </table:table-cell>
          <table:table-cell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83" calcext:value-type="float">
            <text:p>683</text:p>
          </table:table-cell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84" calcext:value-type="float">
            <text:p>684</text:p>
          </table:table-cell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86" calcext:value-type="float">
            <text:p>686</text:p>
          </table:table-cell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87" calcext:value-type="float">
            <text:p>687</text:p>
          </table:table-cell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88" calcext:value-type="float">
            <text:p>688</text:p>
          </table:table-cell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90" calcext:value-type="float">
            <text:p>690</text:p>
          </table:table-cell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91" calcext:value-type="float">
            <text:p>691</text:p>
          </table:table-cell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93" calcext:value-type="float">
            <text:p>693</text:p>
          </table:table-cell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94" calcext:value-type="float">
            <text:p>694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95" calcext:value-type="float">
            <text:p>695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6" calcext:value-type="float">
            <text:p>696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98" calcext:value-type="float">
            <text:p>698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99" calcext:value-type="float">
            <text:p>699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00" calcext:value-type="float">
            <text:p>700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01" calcext:value-type="float">
            <text:p>701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2" calcext:value-type="float">
            <text:p>702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03" calcext:value-type="float">
            <text:p>703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04" calcext:value-type="float">
            <text:p>704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05" calcext:value-type="float">
            <text:p>705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06" calcext:value-type="float">
            <text:p>706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07" calcext:value-type="float">
            <text:p>707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10" calcext:value-type="float">
            <text:p>710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12" calcext:value-type="float">
            <text:p>712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14" calcext:value-type="float">
            <text:p>714</text:p>
          </table:table-cell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16" calcext:value-type="float">
            <text:p>716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8" calcext:value-type="float">
            <text:p>718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19" calcext:value-type="float">
            <text:p>719</text:p>
          </table:table-cell>
          <table:table-cell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20" calcext:value-type="float">
            <text:p>720</text:p>
          </table:table-cell>
          <table:table-cell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22" calcext:value-type="float">
            <text:p>722</text:p>
          </table:table-cell>
          <table:table-cell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22" calcext:value-type="float">
            <text:p>722</text:p>
          </table:table-cell>
          <table:table-cell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23" calcext:value-type="float">
            <text:p>723</text:p>
          </table:table-cell>
          <table:table-cell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23" calcext:value-type="float">
            <text:p>723</text:p>
          </table:table-cell>
          <table:table-cell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24" calcext:value-type="float">
            <text:p>724</text:p>
          </table:table-cell>
          <table:table-cell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24" calcext:value-type="float">
            <text:p>724</text:p>
          </table:table-cell>
          <table:table-cell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24" calcext:value-type="float">
            <text:p>724</text:p>
          </table:table-cell>
          <table:table-cell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5" calcext:value-type="float">
            <text:p>725</text:p>
          </table:table-cell>
          <table:table-cell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25" calcext:value-type="float">
            <text:p>725</text:p>
          </table:table-cell>
          <table:table-cell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26" calcext:value-type="float">
            <text:p>726</text:p>
          </table:table-cell>
          <table:table-cell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27" calcext:value-type="float">
            <text:p>727</text:p>
          </table:table-cell>
          <table:table-cell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28" calcext:value-type="float">
            <text:p>728</text:p>
          </table:table-cell>
          <table:table-cell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30" calcext:value-type="float">
            <text:p>730</text:p>
          </table:table-cell>
          <table:table-cell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31" calcext:value-type="float">
            <text:p>731</text:p>
          </table:table-cell>
          <table:table-cell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33" calcext:value-type="float">
            <text:p>733</text:p>
          </table:table-cell>
          <table:table-cell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35" calcext:value-type="float">
            <text:p>735</text:p>
          </table:table-cell>
          <table:table-cell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36" calcext:value-type="float">
            <text:p>736</text:p>
          </table:table-cell>
          <table:table-cell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38" calcext:value-type="float">
            <text:p>738</text:p>
          </table:table-cell>
          <table:table-cell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39" calcext:value-type="float">
            <text:p>739</text:p>
          </table:table-cell>
          <table:table-cell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40" calcext:value-type="float">
            <text:p>740</text:p>
          </table:table-cell>
          <table:table-cell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41" calcext:value-type="float">
            <text:p>741</text:p>
          </table:table-cell>
          <table:table-cell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41" calcext:value-type="float">
            <text:p>741</text:p>
          </table:table-cell>
          <table:table-cell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41" calcext:value-type="float">
            <text:p>741</text:p>
          </table:table-cell>
          <table:table-cell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42" calcext:value-type="float">
            <text:p>742</text:p>
          </table:table-cell>
          <table:table-cell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42" calcext:value-type="float">
            <text:p>742</text:p>
          </table:table-cell>
          <table:table-cell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42" calcext:value-type="float">
            <text:p>742</text:p>
          </table:table-cell>
          <table:table-cell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42" calcext:value-type="float">
            <text:p>742</text:p>
          </table:table-cell>
          <table:table-cell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43" calcext:value-type="float">
            <text:p>743</text:p>
          </table:table-cell>
          <table:table-cell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43" calcext:value-type="float">
            <text:p>743</text:p>
          </table:table-cell>
          <table:table-cell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44" calcext:value-type="float">
            <text:p>744</text:p>
          </table:table-cell>
          <table:table-cell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45" calcext:value-type="float">
            <text:p>745</text:p>
          </table:table-cell>
          <table:table-cell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46" calcext:value-type="float">
            <text:p>746</text:p>
          </table:table-cell>
          <table:table-cell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48" calcext:value-type="float">
            <text:p>748</text:p>
          </table:table-cell>
          <table:table-cell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49" calcext:value-type="float">
            <text:p>749</text:p>
          </table:table-cell>
          <table:table-cell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51" calcext:value-type="float">
            <text:p>751</text:p>
          </table:table-cell>
          <table:table-cell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52" calcext:value-type="float">
            <text:p>752</text:p>
          </table:table-cell>
          <table:table-cell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53" calcext:value-type="float">
            <text:p>753</text:p>
          </table:table-cell>
          <table:table-cell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54" calcext:value-type="float">
            <text:p>754</text:p>
          </table:table-cell>
          <table:table-cell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55" calcext:value-type="float">
            <text:p>755</text:p>
          </table:table-cell>
          <table:table-cell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56" calcext:value-type="float">
            <text:p>756</text:p>
          </table:table-cell>
          <table:table-cell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56" calcext:value-type="float">
            <text:p>756</text:p>
          </table:table-cell>
          <table:table-cell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57" calcext:value-type="float">
            <text:p>757</text:p>
          </table:table-cell>
          <table:table-cell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57" calcext:value-type="float">
            <text:p>757</text:p>
          </table:table-cell>
          <table:table-cell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57" calcext:value-type="float">
            <text:p>757</text:p>
          </table:table-cell>
          <table:table-cell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57" calcext:value-type="float">
            <text:p>757</text:p>
          </table:table-cell>
          <table:table-cell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57" calcext:value-type="float">
            <text:p>757</text:p>
          </table:table-cell>
          <table:table-cell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57" calcext:value-type="float">
            <text:p>757</text:p>
          </table:table-cell>
          <table:table-cell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58" calcext:value-type="float">
            <text:p>758</text:p>
          </table:table-cell>
          <table:table-cell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58" calcext:value-type="float">
            <text:p>758</text:p>
          </table:table-cell>
          <table:table-cell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59" calcext:value-type="float">
            <text:p>759</text:p>
          </table:table-cell>
          <table:table-cell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60" calcext:value-type="float">
            <text:p>760</text:p>
          </table:table-cell>
          <table:table-cell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62" calcext:value-type="float">
            <text:p>762</text:p>
          </table:table-cell>
          <table:table-cell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63" calcext:value-type="float">
            <text:p>763</text:p>
          </table:table-cell>
          <table:table-cell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64" calcext:value-type="float">
            <text:p>764</text:p>
          </table:table-cell>
          <table:table-cell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65" calcext:value-type="float">
            <text:p>765</text:p>
          </table:table-cell>
          <table:table-cell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66" calcext:value-type="float">
            <text:p>766</text:p>
          </table:table-cell>
          <table:table-cell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67" calcext:value-type="float">
            <text:p>767</text:p>
          </table:table-cell>
          <table:table-cell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67" calcext:value-type="float">
            <text:p>767</text:p>
          </table:table-cell>
          <table:table-cell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68" calcext:value-type="float">
            <text:p>768</text:p>
          </table:table-cell>
          <table:table-cell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69" calcext:value-type="float">
            <text:p>769</text:p>
          </table:table-cell>
          <table:table-cell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70" calcext:value-type="float">
            <text:p>770</text:p>
          </table:table-cell>
          <table:table-cell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70" calcext:value-type="float">
            <text:p>770</text:p>
          </table:table-cell>
          <table:table-cell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70" calcext:value-type="float">
            <text:p>770</text:p>
          </table:table-cell>
          <table:table-cell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70" calcext:value-type="float">
            <text:p>770</text:p>
          </table:table-cell>
          <table:table-cell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70" calcext:value-type="float">
            <text:p>770</text:p>
          </table:table-cell>
          <table:table-cell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70" calcext:value-type="float">
            <text:p>770</text:p>
          </table:table-cell>
          <table:table-cell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70" calcext:value-type="float">
            <text:p>770</text:p>
          </table:table-cell>
          <table:table-cell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71" calcext:value-type="float">
            <text:p>771</text:p>
          </table:table-cell>
          <table:table-cell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71" calcext:value-type="float">
            <text:p>771</text:p>
          </table:table-cell>
          <table:table-cell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72" calcext:value-type="float">
            <text:p>772</text:p>
          </table:table-cell>
          <table:table-cell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74" calcext:value-type="float">
            <text:p>774</text:p>
          </table:table-cell>
          <table:table-cell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74" calcext:value-type="float">
            <text:p>774</text:p>
          </table:table-cell>
          <table:table-cell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75" calcext:value-type="float">
            <text:p>775</text:p>
          </table:table-cell>
          <table:table-cell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76" calcext:value-type="float">
            <text:p>776</text:p>
          </table:table-cell>
          <table:table-cell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77" calcext:value-type="float">
            <text:p>777</text:p>
          </table:table-cell>
          <table:table-cell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77" calcext:value-type="float">
            <text:p>777</text:p>
          </table:table-cell>
          <table:table-cell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78" calcext:value-type="float">
            <text:p>778</text:p>
          </table:table-cell>
          <table:table-cell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79" calcext:value-type="float">
            <text:p>779</text:p>
          </table:table-cell>
          <table:table-cell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79" calcext:value-type="float">
            <text:p>779</text:p>
          </table:table-cell>
          <table:table-cell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80" calcext:value-type="float">
            <text:p>780</text:p>
          </table:table-cell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81" calcext:value-type="float">
            <text:p>781</text:p>
          </table:table-cell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81" calcext:value-type="float">
            <text:p>781</text:p>
          </table:table-cell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81" calcext:value-type="float">
            <text:p>781</text:p>
          </table:table-cell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81" calcext:value-type="float">
            <text:p>781</text:p>
          </table:table-cell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81" calcext:value-type="float">
            <text:p>781</text:p>
          </table:table-cell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81" calcext:value-type="float">
            <text:p>781</text:p>
          </table:table-cell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81" calcext:value-type="float">
            <text:p>781</text:p>
          </table:table-cell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82" calcext:value-type="float">
            <text:p>782</text:p>
          </table:table-cell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83" calcext:value-type="float">
            <text:p>783</text:p>
          </table:table-cell>
          <table:table-cell office:value-type="float" office:value="204" calcext:value-type="float">
            <text:p>204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84" calcext:value-type="float">
            <text:p>784</text:p>
          </table:table-cell>
          <table:table-cell office:value-type="float" office:value="204" calcext:value-type="float">
            <text:p>204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85" calcext:value-type="float">
            <text:p>785</text:p>
          </table:table-cell>
          <table:table-cell office:value-type="float" office:value="204" calcext:value-type="float">
            <text:p>204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85" calcext:value-type="float">
            <text:p>785</text:p>
          </table:table-cell>
          <table:table-cell office:value-type="float" office:value="204" calcext:value-type="float">
            <text:p>204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86" calcext:value-type="float">
            <text:p>786</text:p>
          </table:table-cell>
          <table:table-cell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86" calcext:value-type="float">
            <text:p>786</text:p>
          </table:table-cell>
          <table:table-cell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87" calcext:value-type="float">
            <text:p>787</text:p>
          </table:table-cell>
          <table:table-cell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88" calcext:value-type="float">
            <text:p>788</text:p>
          </table:table-cell>
          <table:table-cell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88" calcext:value-type="float">
            <text:p>788</text:p>
          </table:table-cell>
          <table:table-cell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89" calcext:value-type="float">
            <text:p>789</text:p>
          </table:table-cell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89" calcext:value-type="float">
            <text:p>789</text:p>
          </table:table-cell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90" calcext:value-type="float">
            <text:p>790</text:p>
          </table:table-cell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90" calcext:value-type="float">
            <text:p>790</text:p>
          </table:table-cell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91" calcext:value-type="float">
            <text:p>791</text:p>
          </table:table-cell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91" calcext:value-type="float">
            <text:p>791</text:p>
          </table:table-cell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91" calcext:value-type="float">
            <text:p>791</text:p>
          </table:table-cell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91" calcext:value-type="float">
            <text:p>791</text:p>
          </table:table-cell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91" calcext:value-type="float">
            <text:p>791</text:p>
          </table:table-cell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91" calcext:value-type="float">
            <text:p>791</text:p>
          </table:table-cell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92" calcext:value-type="float">
            <text:p>792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93" calcext:value-type="float">
            <text:p>793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93" calcext:value-type="float">
            <text:p>793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94" calcext:value-type="float">
            <text:p>794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94" calcext:value-type="float">
            <text:p>794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95" calcext:value-type="float">
            <text:p>795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95" calcext:value-type="float">
            <text:p>795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96" calcext:value-type="float">
            <text:p>796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96" calcext:value-type="float">
            <text:p>796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97" calcext:value-type="float">
            <text:p>797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97" calcext:value-type="float">
            <text:p>797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98" calcext:value-type="float">
            <text:p>798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98" calcext:value-type="float">
            <text:p>798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98" calcext:value-type="float">
            <text:p>798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99" calcext:value-type="float">
            <text:p>799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99" calcext:value-type="float">
            <text:p>799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99" calcext:value-type="float">
            <text:p>799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99" calcext:value-type="float">
            <text:p>799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00" calcext:value-type="float">
            <text:p>800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00" calcext:value-type="float">
            <text:p>800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01" calcext:value-type="float">
            <text:p>801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01" calcext:value-type="float">
            <text:p>801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02" calcext:value-type="float">
            <text:p>802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02" calcext:value-type="float">
            <text:p>802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03" calcext:value-type="float">
            <text:p>803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03" calcext:value-type="float">
            <text:p>803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03" calcext:value-type="float">
            <text:p>803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03" calcext:value-type="float">
            <text:p>803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04" calcext:value-type="float">
            <text:p>804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04" calcext:value-type="float">
            <text:p>804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05" calcext:value-type="float">
            <text:p>805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5" calcext:value-type="float">
            <text:p>805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05" calcext:value-type="float">
            <text:p>805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06" calcext:value-type="float">
            <text:p>806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06" calcext:value-type="float">
            <text:p>806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06" calcext:value-type="float">
            <text:p>806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 style:data-style-name="N2" text:time-value="23:50:02.2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4T23:50:11.784000000</dc:date>
    <meta:editing-duration>PT1M50S</meta:editing-duration>
    <meta:editing-cycles>2</meta:editing-cycles>
    <meta:generator>LibreOffice/4.4.7.2$Windows_x86 LibreOffice_project/f3153a8b245191196a4b6b9abd1d0da16eead600</meta:generator>
    <meta:document-statistic meta:table-count="1" meta:cell-count="7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405cm" svg:height="12.889cm" xlink:href=".." xlink:type="simple" chart:class="chart:line" chart:style-name="ch1">
        <chart:legend chart:legend-position="end" svg:x="18.441cm" svg:y="5.896cm" style:legend-expansion="high" chart:style-name="ch2"/>
        <chart:plot-area chart:style-name="ch3" table:cell-range-address="reverseLookup.B1:reverseLookup.C257" chart:data-source-has-labels="row" svg:x="0.448cm" svg:y="0.257cm" svg:width="17.545cm" svg:height="12.375cm">
          <chartooo:coordinate-region svg:x="1.255cm" svg:y="0.378cm" svg:width="16.738cm" svg:height="11.2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verseLookup.B2:reverseLookup.B257" chart:label-cell-address="reverseLookup.B1:reverseLookup.B1" chart:class="chart:line">
            <chart:data-point chart:repeated="256"/>
          </chart:series>
          <chart:series chart:style-name="ch7" chart:values-cell-range-address="reverseLookup.C2:reverseLookup.C257" chart:label-cell-address="reverseLookup.C1:reverseLookup.C1" chart:class="chart:line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Light</text:p>
                <draw:g>
                  <svg:desc>reverseLookup.B1:reverseLookup.B1</svg:desc>
                </draw:g>
              </table:table-cell>
              <table:table-cell office:value-type="string">
                <text:p> ReverseMapping</text:p>
                <draw:g>
                  <svg:desc>reverseLookup.C1:reverseLookup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reverseLookup.B2:reverseLookup.B257</svg:desc>
                </draw:g>
              </table:table-cell>
              <table:table-cell office:value-type="float" office:value="0">
                <text:p>0</text:p>
                <draw:g>
                  <svg:desc>reverseLookup.C2:reverseLookup.C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1">
                <text:p>1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6">
                <text:p>2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7">
                <text:p>2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5">
                <text:p>2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7">
                <text:p>2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8">
                <text:p>3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">
                <text:p>3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1">
                <text:p>3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">
                <text:p>3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2">
                <text:p>3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5">
                <text:p>3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7">
                <text:p>3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9">
                <text:p>4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0">
                <text:p>4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0">
                <text:p>4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0">
                <text:p>4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9">
                <text:p>4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8">
                <text:p>4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6">
                <text:p>4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4">
                <text:p>4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3">
                <text:p>4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0">
                <text:p>4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7">
                <text:p>4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4">
                <text:p>5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6">
                <text:p>5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2">
                <text:p>5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8">
                <text:p>5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3">
                <text:p>5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9">
                <text:p>5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4">
                <text:p>5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9">
                <text:p>54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4">
                <text:p>5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9">
                <text:p>55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4">
                <text:p>5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8">
                <text:p>5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2">
                <text:p>5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6">
                <text:p>5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0">
                <text:p>5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4">
                <text:p>5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8">
                <text:p>58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1">
                <text:p>5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5">
                <text:p>5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8">
                <text:p>5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1">
                <text:p>60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5">
                <text:p>6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8">
                <text:p>60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11">
                <text:p>6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3">
                <text:p>6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6">
                <text:p>6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9">
                <text:p>61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2">
                <text:p>62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4">
                <text:p>6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7">
                <text:p>6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9">
                <text:p>62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2">
                <text:p>63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4">
                <text:p>6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6">
                <text:p>63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9">
                <text:p>6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1">
                <text:p>6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3">
                <text:p>64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5">
                <text:p>6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7">
                <text:p>64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9">
                <text:p>64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1">
                <text:p>65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53">
                <text:p>6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5">
                <text:p>6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7">
                <text:p>65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59">
                <text:p>65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60">
                <text:p>6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62">
                <text:p>66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64">
                <text:p>66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66">
                <text:p>66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7">
                <text:p>66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9">
                <text:p>66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71">
                <text:p>67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3">
                <text:p>6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74">
                <text:p>6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75">
                <text:p>6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77">
                <text:p>6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79">
                <text:p>67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0">
                <text:p>68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1">
                <text:p>68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3">
                <text:p>6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4">
                <text:p>6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6">
                <text:p>6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7">
                <text:p>68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88">
                <text:p>68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90">
                <text:p>69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91">
                <text:p>6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93">
                <text:p>6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94">
                <text:p>69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95">
                <text:p>69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96">
                <text:p>6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8">
                <text:p>69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9">
                <text:p>6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00">
                <text:p>7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01">
                <text:p>70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2">
                <text:p>70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03">
                <text:p>7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04">
                <text:p>70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5">
                <text:p>7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6">
                <text:p>7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07">
                <text:p>70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10">
                <text:p>7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12">
                <text:p>71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14">
                <text:p>71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16">
                <text:p>71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18">
                <text:p>7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19">
                <text:p>71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20">
                <text:p>7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22">
                <text:p>7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22">
                <text:p>7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23">
                <text:p>7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23">
                <text:p>7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24">
                <text:p>7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24">
                <text:p>7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24">
                <text:p>7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25">
                <text:p>7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25">
                <text:p>7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26">
                <text:p>72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27">
                <text:p>72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28">
                <text:p>72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30">
                <text:p>7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31">
                <text:p>73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33">
                <text:p>73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35">
                <text:p>73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36">
                <text:p>73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38">
                <text:p>73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39">
                <text:p>73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40">
                <text:p>7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41">
                <text:p>74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41">
                <text:p>74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41">
                <text:p>74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2">
                <text:p>74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42">
                <text:p>74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42">
                <text:p>74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42">
                <text:p>74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43">
                <text:p>7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43">
                <text:p>7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44">
                <text:p>74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45">
                <text:p>74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46">
                <text:p>74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48">
                <text:p>74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49">
                <text:p>74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51">
                <text:p>75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52">
                <text:p>7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3">
                <text:p>75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4">
                <text:p>75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6">
                <text:p>75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56">
                <text:p>75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57">
                <text:p>75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57">
                <text:p>75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57">
                <text:p>75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57">
                <text:p>75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57">
                <text:p>75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57">
                <text:p>75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58">
                <text:p>7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58">
                <text:p>7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59">
                <text:p>75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60">
                <text:p>76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62">
                <text:p>76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63">
                <text:p>76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64">
                <text:p>76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65">
                <text:p>76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66">
                <text:p>76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67">
                <text:p>76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67">
                <text:p>76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68">
                <text:p>76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69">
                <text:p>76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70">
                <text:p>77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70">
                <text:p>77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70">
                <text:p>77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0">
                <text:p>77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0">
                <text:p>77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70">
                <text:p>77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70">
                <text:p>77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71">
                <text:p>77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71">
                <text:p>77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72">
                <text:p>77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74">
                <text:p>77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74">
                <text:p>77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75">
                <text:p>77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76">
                <text:p>77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77">
                <text:p>77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77">
                <text:p>77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78">
                <text:p>77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79">
                <text:p>77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79">
                <text:p>77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80">
                <text:p>7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81">
                <text:p>78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81">
                <text:p>78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81">
                <text:p>78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81">
                <text:p>78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81">
                <text:p>78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81">
                <text:p>78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81">
                <text:p>78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82">
                <text:p>78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83">
                <text:p>78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84">
                <text:p>78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85">
                <text:p>78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85">
                <text:p>78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86">
                <text:p>78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86">
                <text:p>78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87">
                <text:p>78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88">
                <text:p>78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88">
                <text:p>78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89">
                <text:p>78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89">
                <text:p>78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90">
                <text:p>79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90">
                <text:p>79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91">
                <text:p>79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91">
                <text:p>79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91">
                <text:p>79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91">
                <text:p>79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91">
                <text:p>79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91">
                <text:p>79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92">
                <text:p>7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93">
                <text:p>7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93">
                <text:p>7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94">
                <text:p>7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94">
                <text:p>7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95">
                <text:p>7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95">
                <text:p>7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96">
                <text:p>7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96">
                <text:p>7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97">
                <text:p>7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97">
                <text:p>7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98">
                <text:p>79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98">
                <text:p>79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98">
                <text:p>79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99">
                <text:p>7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99">
                <text:p>7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99">
                <text:p>7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99">
                <text:p>7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00">
                <text:p>8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00">
                <text:p>8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01">
                <text:p>80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01">
                <text:p>80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02">
                <text:p>80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02">
                <text:p>80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03">
                <text:p>80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03">
                <text:p>80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03">
                <text:p>80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03">
                <text:p>80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4">
                <text:p>80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4">
                <text:p>80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05">
                <text:p>80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05">
                <text:p>80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05">
                <text:p>80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06">
                <text:p>80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06">
                <text:p>80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06">
                <text:p>806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